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นอกจากกราฟแล้ว ใน Dashboard แบบทั่วไปยังมีหลายอย่างที่นิยมใส่เพื่อให้ข้อมูลครบและเข้าใจง่าย เช่น:</text:p>
      <text:p text:style-name="Horizontal_20_Line"/>
      <text:h text:style-name="Heading_20_3" text:outline-level="3">1. <text:span text:style-name="Strong_20_Emphasis">สถิติแบบตัวเลข (KPIs)</text:span></text:h>
      <text:list text:style-name="L1">
        <text:list-item>
          <text:p text:style-name="P1">จำนวนผู้ใช้งานทั้งหมด</text:p>
        </text:list-item>
        <text:list-item>
          <text:p text:style-name="P1">จำนวนผู้ใช้งานใหม่ในวันนี้</text:p>
        </text:list-item>
        <text:list-item>
          <text:p text:style-name="P1">จำนวนรายการที่ต้องดำเนินการ</text:p>
        </text:list-item>
        <text:list-item>
          <text:p text:style-name="P1">สัดส่วนหรือเปอร์เซ็นต์สำคัญต่าง ๆ</text:p>
        </text:list-item>
      </text:list>
      <text:h text:style-name="Heading_20_3" text:outline-level="3">2. <text:span text:style-name="Strong_20_Emphasis">ตารางข้อมูล (Data Tables)</text:span></text:h>
      <text:list text:style-name="L2">
        <text:list-item>
          <text:p text:style-name="P2">ตารางแสดงรายการ เช่น คนไข้ที่นัดหมาย, รายการการตรวจ หรือประวัติคนไข้</text:p>
        </text:list-item>
        <text:list-item>
          <text:p text:style-name="P2">รองรับการกรอง, การจัดเรียง, pagination</text:p>
        </text:list-item>
      </text:list>
      <text:h text:style-name="Heading_20_3" text:outline-level="3">3. <text:span text:style-name="Strong_20_Emphasis">รายงาน / Summary Cards</text:span></text:h>
      <text:list text:style-name="L3">
        <text:list-item>
          <text:p text:style-name="P3">การ์ดสรุปสั้น ๆ เช่น ยอดขายวันนี้, รายได้รวม, จำนวนเคสที่ปิดแล้ว</text:p>
        </text:list-item>
      </text:list>
      <text:h text:style-name="Heading_20_3" text:outline-level="3">4. <text:span text:style-name="Strong_20_Emphasis">แผนที่ (Maps)</text:span></text:h>
      <text:list text:style-name="L4">
        <text:list-item>
          <text:p text:style-name="P4">แสดงตำแหน่งคนไข้, โรงพยาบาล หรือการกระจายตามพื้นที่</text:p>
        </text:list-item>
      </text:list>
      <text:h text:style-name="Heading_20_3" text:outline-level="3">5. <text:span text:style-name="Strong_20_Emphasis">Notification / Alerts</text:span></text:h>
      <text:list text:style-name="L5">
        <text:list-item>
          <text:p text:style-name="P5">ข้อความแจ้งเตือน เช่น นัดหมายสำคัญ, ข้อมูลผิดพลาด, ข่าวสารล่าสุด</text:p>
        </text:list-item>
      </text:list>
      <text:h text:style-name="Heading_20_3" text:outline-level="3">6. <text:span text:style-name="Strong_20_Emphasis">Timeline / Activity Feed</text:span></text:h>
      <text:list text:style-name="L6">
        <text:list-item>
          <text:p text:style-name="P6">แสดงกิจกรรมล่าสุด เช่น คนไข้ลงทะเบียน, บันทึกผลตรวจ หรือการเปลี่ยนแปลงข้อมูล</text:p>
        </text:list-item>
      </text:list>
      <text:h text:style-name="Heading_20_3" text:outline-level="3">7. <text:span text:style-name="Strong_20_Emphasis">ฟิลเตอร์ / ตัวเลือกการค้นหา</text:span></text:h>
      <text:list text:style-name="L7">
        <text:list-item>
          <text:p text:style-name="P7">ช่วยให้กรองข้อมูลที่แสดง เช่น ช่วงเวลา, ประเภทข้อมูล, สถานะ</text:p>
        </text:list-item>
      </text:list>
      <text:h text:style-name="Heading_20_3" text:outline-level="3">8. <text:span text:style-name="Strong_20_Emphasis">การ์ดรูปภาพ / Icon</text:span></text:h>
      <text:list text:style-name="L8">
        <text:list-item>
          <text:p text:style-name="P8">ใช้ภาพประกอบ หรือไอคอน เพื่อทำให้ dashboard ดูน่าสนใจ และเข้าใจง่ายขึ้น</text:p>
        </text:list-item>
      </text:list>
      <text:h text:style-name="Heading_20_3" text:outline-level="3">9. <text:span text:style-name="Strong_20_Emphasis">Progress Bars / Status Indicators</text:span></text:h>
      <text:list text:style-name="L9">
        <text:list-item>
          <text:p text:style-name="P9">แสดงความคืบหน้าของงาน เช่น % เสร็จ, จำนวนที่เหลือ</text:p>
        </text:list-item>
      </text:list>
      <text:p text:style-name="Horizontal_20_Line"/>
      <text:p text:style-name="Text_20_body">ถ้าอยากได้ตัวอย่างโค้ด หรือแนวทางทำฟีเจอร์ไหนเพิ่มเติม บอกได้เลยครับ!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ngsana New1" style:font-family-complex="'Angsana New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18:09:28.978000000</meta:creation-date>
    <dc:date>2025-06-24T18:11:19.308000000</dc:date>
    <meta:editing-duration>PT1M52S</meta:editing-duration>
    <meta:editing-cycles>1</meta:editing-cycles>
    <meta:document-statistic meta:table-count="0" meta:image-count="0" meta:object-count="0" meta:page-count="2" meta:paragraph-count="24" meta:word-count="251" meta:character-count="892" meta:non-whitespace-character-count="822"/>
    <meta:generator>LibreOffice/7.6.2.1$Windows_X86_64 LibreOffice_project/56f7684011345957bbf33a7ee678afaf4d2ba333</meta:generator>
  </office:meta>
</office:document-meta>
</file>